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6pt" fo:font-weight="normal" style:font-size-asian="6pt" style:font-weight-asian="normal" style:font-size-complex="6pt" style:font-weight-complex="normal"/>
    </style:style>
    <style:style style:name="P5" style:family="paragraph" style:parent-style-name="Standard" style:list-style-name="L1">
      <style:text-properties fo:font-size="6pt" fo:font-weight="normal" style:font-size-asian="6pt" style:font-weight-asian="normal" style:font-size-complex="6pt" style:font-weight-complex="normal"/>
    </style:style>
    <style:style style:name="P6" style:family="paragraph" style:parent-style-name="Standard" style:list-style-name="List_20_2">
      <style:text-properties fo:font-size="6pt" style:font-size-asian="6pt" style:font-size-complex="6pt"/>
    </style:style>
    <style:style style:name="P7" style:family="paragraph" style:parent-style-name="Standard" style:list-style-name="List_20_2"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HTML&gt;</text:p>
      <text:p text:style-name="P2">&lt;HEAD&gt;</text:p>
      <text:p text:style-name="P2">&lt;TITLE&gt;Adjusting Focus&lt;/TITLE&gt;</text:p>
      <text:p text:style-name="P2">&lt;Script&gt;</text:p>
      <text:p text:style-name="P2">function isblank(s)</text:p>
      <text:p text:style-name="P2">{// check to see if a string is blank</text:p>
      <text:p text:style-name="P2"><text:s text:c="4"/>var c;</text:p>
      <text:p text:style-name="P2"><text:s text:c="4"/>for(var i = 0; i &lt; s.length; i++) {</text:p>
      <text:p text:style-name="P2"><text:s text:c="8"/>c = s.charAt(i);</text:p>
      <text:p text:style-name="P2"><text:s text:c="8"/>if (c != ' ') <text:s/>return false;</text:p>
      <text:p text:style-name="P2"><text:s text:c="4"/>}</text:p>
      <text:p text:style-name="P2"><text:s text:c="4"/>return true;</text:p>
      <text:p text:style-name="P2">}</text:p>
      <text:p text:style-name="P2">function checkit()</text:p>
      <text:p text:style-name="P2">{ <text:s/>var namefield = Sample.name;</text:p>
      <text:p text:style-name="P2"><text:s text:c="3"/>var msg="";</text:p>
      <text:p text:style-name="P2"><text:s text:c="3"/>var errors = false;</text:p>
      <text:p text:style-name="P2"><text:s text:c="3"/>if (namefield.value == "" )</text:p>
      <text:p text:style-name="P2"><text:s text:c="3"/>{ msg = msg + "no name entered\n";</text:p>
      <text:p text:style-name="P2"><text:s text:c="5"/>errors = true;</text:p>
      <text:p text:style-name="P2"><text:s text:c="3"/>}</text:p>
      <text:p text:style-name="P2"><text:s text:c="3"/>if ( <text:s/>isblank(Sample.street.value) <text:s/>) //(Sample.street.value =="")</text:p>
      <text:p text:style-name="P2"><text:s text:c="3"/>{ msg = msg + "no address entered\n" ;</text:p>
      <text:p text:style-name="P2"><text:tab/> errors = true; <text:s text:c="3"/></text:p>
      <text:p text:style-name="P2">}</text:p>
      <text:p text:style-name="P2"><text:s text:c="3"/>if (errors) // (errors == true)</text:p>
      <text:p text:style-name="P2"><text:s text:c="3"/>{ alert( msg);</text:p>
      <text:p text:style-name="P2"><text:s text:c="5"/>return false;<text:tab/></text:p>
      <text:p text:style-name="P2">}</text:p>
      <text:p text:style-name="P2"><text:s text:c="3"/>return true;</text:p>
      <text:p text:style-name="P2">}</text:p>
      <text:p text:style-name="P2">&lt;/Script&gt;</text:p>
      <text:p text:style-name="P2">&lt;/HEAD&gt;</text:p>
      <text:p text:style-name="P2">&lt;BODY&gt;</text:p>
      <text:p text:style-name="P2">&lt;FORM NAME="Sample" <text:s/>METHOD=POST <text:s/>onSubmit= "return(checkit(Sample));"&gt;</text:p>
      <text:p text:style-name="P2">Name: &lt;INPUT TYPE="text" NAME="name"&gt;&lt;br&gt;</text:p>
      <text:p text:style-name="P2">Address: &lt;INPUT TYPE= "text" NAME="street"&gt;</text:p>
      <text:p text:style-name="P2">&lt;p&gt;&lt;INPUT TYPE="submit" VALUE="Order Bed" NAME="submit"&gt;</text:p>
      <text:p text:style-name="P2">&lt;INPUT TYPE="reset" VALUE="Start Over" NAME="startover"&gt;</text:p>
      <text:p text:style-name="P2">&lt;/FORM&gt;</text:p>
      <text:p text:style-name="P2">&lt;script&gt;</text:p>
      <text:p text:style-name="P2"><text:s/>document.Sample.street.focus();</text:p>
      <text:p text:style-name="P2">&lt;/script&gt;</text:p>
      <text:p text:style-name="P2">&lt;/BODY&gt;</text:p>
      <text:p text:style-name="P2">&lt;/HTML&gt;</text:p>
      <text:p text:style-name="P2">--------------------------------------------HTML--------------------------------------------------------------</text:p>
      <text:p text:style-name="P2">&lt;html&gt;</text:p>
      <text:p text:style-name="P2">&lt;head&gt;</text:p>
      <text:p text:style-name="P2"><text:s/>&lt;link rel="stylesheet" type="text/css" href="javajam.css" /&gt;</text:p>
      <text:p text:style-name="P2"><text:s/>&lt;title&gt;JavaJam Coffee House&lt;/title&gt;</text:p>
      <text:p text:style-name="P2">&lt;/head&gt;</text:p>
      <text:p text:style-name="P2"><text:s text:c="2"/>&lt;body&gt;</text:p>
      <text:p text:style-name="P2"><text:s text:c="3"/>&lt;div id="wrapper"&gt;</text:p>
      <text:p text:style-name="P2"><text:s text:c="3"/>&lt;div id="container"&gt;</text:p>
      <text:p text:style-name="P2"><text:s text:c="3"/>&lt;div id="logo"&gt;&lt;img src="javalogo.gif" alt="JavaJam Coffee House"/&gt;&lt;/div&gt;</text:p>
      <text:p text:style-name="P2"><text:s text:c="4"/>&lt;div id="nav"&gt;</text:p>
      <text:p text:style-name="P2"><text:tab/> <text:s text:c="2"/>&lt;div id="nav a"&gt;</text:p>
      <text:p text:style-name="P2"><text:tab/> <text:s text:c="2"/>&lt;a href="index.html"&gt;Home <text:s/>&lt;/a&gt;</text:p>
      <text:p text:style-name="P2"><text:tab/> <text:s text:c="2"/>&lt;a href ="menu.html"&gt;Menu <text:s/>&lt;/a&gt;</text:p>
      <text:p text:style-name="P2"><text:tab/> <text:s text:c="2"/>&lt;a href ="music.html"&gt;Music <text:s/>&lt;/a&gt;</text:p>
      <text:p text:style-name="P2"><text:tab/> <text:s text:c="2"/>&lt;a href ="jobs.html"&gt;Jobs <text:s/>&lt;/a&gt;</text:p>
      <text:p text:style-name="P2"><text:tab/> <text:s text:c="2"/>&lt;/div&gt;</text:p>
      <text:p text:style-name="P2"><text:tab/>&lt;/div&gt;</text:p>
      <text:p text:style-name="P2"><text:tab/>&lt;div id = "content"&gt;</text:p>
      <text:p text:style-name="P2"><text:tab/>&lt;p&gt;The first Friday night each month at JavaJam is a special night.</text:p>
      <text:p text:style-name="P2"><text:tab/><text:tab/>&lt;br /&gt;</text:p>
      <text:p text:style-name="P2"><text:tab/>Join us from 8pm to 11pm for some music you won't want to miss!&lt;/p&gt;</text:p>
      <text:p text:style-name="P2"><text:tab/>&lt;h2&gt;January&lt;/h2&gt;</text:p>
      <text:p text:style-name="P2"><text:tab/>&lt;p class="content"&gt;&lt;a href="melanie.jpg"&gt;&lt;img src="melaniethumb.jpg" height="75" align="right" border="0"/&gt;&lt;/a&gt;</text:p>
      <text:p text:style-name="P2"><text:tab/><text:tab/>Melanie Morris entertains &lt;br /&gt;</text:p>
      <text:p text:style-name="P2"><text:tab/><text:tab/>with her melodic folk style. &lt;br /&gt;</text:p>
      <text:p text:style-name="P2"><text:tab/><text:tab/>Check out the podcast! &lt;br /&gt;</text:p>
      <text:p text:style-name="P2"><text:tab/><text:tab/>CDs are now available. &lt;br /&gt;</text:p>
      <text:p text:style-name="P2"><text:tab/>&lt;/p&gt;</text:p>
      <text:p text:style-name="P2"><text:tab/>&lt;h2&gt;February&lt;/h2&gt;</text:p>
      <text:p text:style-name="P2"><text:tab/>&lt;p class="content"&gt;&lt;a href="greg.jpg"&gt;&lt;img src="gregthumb.jpg" height="75" align="right" border="0"/&gt;&lt;/a&gt;</text:p>
      <text:p text:style-name="P2"><text:tab/><text:tab/>Tahoe Greg's back from his tour &lt;br /&gt;</text:p>
      <text:p text:style-name="P2"><text:tab/><text:tab/>New songs &lt;br /&gt;</text:p>
      <text:p text:style-name="P2"><text:tab/><text:tab/>New stories &lt;br /&gt;</text:p>
      <text:p text:style-name="P2"><text:tab/><text:tab/>CDs are now available. &lt;br /&gt;</text:p>
      <text:p text:style-name="P2"><text:tab/>&lt;/p&gt;</text:p>
      <text:p text:style-name="P2"><text:tab/>&lt;/div&gt;</text:p>
      <text:p text:style-name="P2"><text:tab/> <text:s/>&lt;div id="footer"&gt;Copyright &amp;copy; 2011 JavaJam Coffee House&lt;/div&gt;</text:p>
      <text:p text:style-name="P2"><text:tab/> <text:s/>&lt;br /&gt;</text:p>
      <text:p text:style-name="P2"><text:tab/> <text:s/>&lt;a href="mailto:JoeBuehler@javajam.net"&gt;JoeBuehler@JavaJam.net&lt;/a&gt;</text:p>
      <text:p text:style-name="P2"><text:tab/>&lt;/div&gt;</text:p>
      <text:p text:style-name="P2"><text:tab/>&lt;/div&gt;</text:p>
      <text:p text:style-name="P2"><text:tab/>&lt;/body&gt;</text:p>
      <text:p text:style-name="P2">&lt;/html&gt;</text:p>
      <text:p text:style-name="P2">---------------------------------------------CSS----------------------------------------------------</text:p>
      <text:p text:style-name="P2">body {<text:tab/> background-color: #ffffcc;</text:p>
      <text:p text:style-name="P2"><text:tab/>color: 330000;</text:p>
      <text:p text:style-name="P2"><text:tab/>font-family: Verdana, Arial, sans-serif;</text:p>
      <text:p text:style-name="P2">}</text:p>
      <text:p text:style-name="P2">h1 {<text:tab/>background-color: #ccaa66;</text:p>
      <text:p text:style-name="P2"><text:tab/>color: #000000;</text:p>
      <text:p text:style-name="P2"><text:tab/>text-align: center;</text:p>
      <text:p text:style-name="P2">}</text:p>
      <text:p text:style-name="P2"><text:soft-page-break/><text:tab/></text:p>
      <text:p text:style-name="P2">h2 { <text:tab/>text-transform: uppercase;</text:p>
      <text:p text:style-name="P2"><text:tab/>color: #663300;</text:p>
      <text:p text:style-name="P2"><text:tab/>background-color: #ffffcc;</text:p>
      <text:p text:style-name="P2"><text:tab/>font-size: 1.2em;</text:p>
      <text:p text:style-name="P2"><text:tab/>border-bottom: 1px solid #000000;</text:p>
      <text:p text:style-name="P2"><text:tab/>margin-right: 20px;</text:p>
      <text:p text:style-name="P2">}<text:tab/></text:p>
      <text:p text:style-name="P2">#nav {<text:tab/>text-align: center;</text:p>
      <text:p text:style-name="P2"><text:tab/>loat: left;</text:p>
      <text:p text:style-name="P2"><text:tab/>width: 100;</text:p>
      <text:p text:style-name="P2"><text:tab/>padding-top: 10px;</text:p>
      <text:p text:style-name="P2">}</text:p>
      <text:p text:style-name="P2">#nav a {<text:tab/>text-decoration: none;</text:p>
      <text:p text:style-name="P2"><text:tab/>margin: 15px;</text:p>
      <text:p text:style-name="P2"><text:tab/>text-align: center;</text:p>
      <text:p text:style-name="P2"><text:tab/>display: block;</text:p>
      <text:p text:style-name="P2">}</text:p>
      <text:p text:style-name="P2">#footer {background-color: #ccaa66;</text:p>
      <text:p text:style-name="P2"><text:tab/>color: #000000;</text:p>
      <text:p text:style-name="P2"><text:tab/>font-size: .60em;</text:p>
      <text:p text:style-name="P2"><text:tab/>font-style: italic;</text:p>
      <text:p text:style-name="P2"><text:tab/>text-align: center;</text:p>
      <text:p text:style-name="P2"><text:tab/>border-top: 2px double #000000;</text:p>
      <text:p text:style-name="P2"><text:tab/>padding-top: 20px;</text:p>
      <text:p text:style-name="P2"><text:tab/>padding-bottom: 20px;</text:p>
      <text:p text:style-name="P2">}<text:tab/></text:p>
      <text:p text:style-name="P2">#wrapper {margin-left: auto;</text:p>
      <text:p text:style-name="P2"><text:tab/> margin-right: auto;</text:p>
      <text:p text:style-name="P2"><text:tab/> width:80%;</text:p>
      <text:p text:style-name="P2">}</text:p>
      <text:p text:style-name="P2"/>
      <text:p text:style-name="P2">#container {background-color: #e8d882;</text:p>
      <text:p text:style-name="P2"><text:tab/>color: #000000;</text:p>
      <text:p text:style-name="P2"><text:tab/>border: 2px double #000000;</text:p>
      <text:p text:style-name="P2"><text:tab/>min-width: 700px;</text:p>
      <text:p text:style-name="P2">}<text:tab/><text:tab/><text:tab/></text:p>
      <text:p text:style-name="P2">#content {margin-left: 150px;</text:p>
      <text:p text:style-name="P2"><text:tab/>background-color: #f1e8b0;</text:p>
      <text:p text:style-name="P2"><text:tab/>color: #000000;</text:p>
      <text:p text:style-name="P2"><text:tab/>padding: 10px 20px;</text:p>
      <text:p text:style-name="P2"><text:tab/>overflow: auto;</text:p>
      <text:p text:style-name="P2">}</text:p>
      <text:p text:style-name="P2">#logo { background-color: #ccaa66;</text:p>
      <text:p text:style-name="P2"><text:tab/>color: #000000;</text:p>
      <text:p text:style-name="P2"><text:tab/>text-align: center;</text:p>
      <text:p text:style-name="P2"><text:tab/>margin: 0;</text:p>
      <text:p text:style-name="P2"><text:tab/>border-bottom: 2px double #000000</text:p>
      <text:p text:style-name="P2">}</text:p>
      <text:p text:style-name="P2">.floatright {padding-left: 20px;</text:p>
      <text:p text:style-name="P2"><text:tab/>float: right;</text:p>
      <text:p text:style-name="P2">}<text:tab/><text:tab/><text:tab/></text:p>
      <text:p text:style-name="P2">.content {padding-left: 20%;</text:p>
      <text:p text:style-name="P2"><text:tab/>padding-right: 20%;</text:p>
      <text:p text:style-name="P2">}<text:tab/><text:tab/></text:p>
      <text:p text:style-name="P2">img {border:none}</text:p>
      <text:p text:style-name="P2">-----------------------------------------------------------OLD STUFF-------------------------------------------</text:p>
      <text:p text:style-name="P1">Web Design</text:p>
      <text:p text:style-name="P1">User <text:s text:c="7"/>Req=&gt; | <text:s text:c="6"/>| <text:s/>Req===&gt; <text:s/>| <text:s text:c="21"/>| Req=&gt;| <text:s text:c="5"/>|</text:p>
      <text:p text:style-name="P2">PC-----------------|ISP|---------------|INTERNET|---------|ISP|-------|WWW.IONA.EDU|</text:p>
      <text:p text:style-name="P2"><text:span text:style-name="T1">-Browser <text:s text:c="40"/>|</text:span>BACKBONE| <text:s text:c="33"/><text:span text:style-name="T1">(Web Server)</text:span></text:p>
      <text:p text:style-name="P3">-www.iona.edu <text:s text:c="86"/></text:p>
      <text:p text:style-name="P3">-”Request” <text:s text:c="92"/>-“Response” <text:s/></text:p>
      <text:p text:style-name="P4"><text:s text:c="3"/>-Data that is going to be sent <text:s text:c="64"/>-My address</text:p>
      <text:p text:style-name="P3"><text:s text:c="3"/>-The destination address(URL)</text:p>
      <text:p text:style-name="P3"><text:s text:c="3"/>-Return address(your IP)</text:p>
      <text:p text:style-name="P3">-http</text:p>
      <text:p text:style-name="P3">-Domain Name</text:p>
      <text:p text:style-name="P3"><text:s text:c="2"/>-Web Address</text:p>
      <text:p text:style-name="P3">-Ip Address</text:p>
      <text:p text:style-name="P3"><text:s text:c="2"/>-Numeric(100.69.876.45)</text:p>
      <text:p text:style-name="P3">-Command Prompt – Text Interface</text:p>
      <text:p text:style-name="P3"><text:s text:c="2"/>-ping &lt;webaddress&gt; –calls out to test another machine in the network.</text:p>
      <text:p text:style-name="P3"><text:s text:c="5"/>-if the server obliges the command, it will take the data sent out, and then sent back to the machine and compare the two.</text:p>
      <text:p text:style-name="P3"><text:s text:c="2"/>-ipconfig – tells your own ip address</text:p>
      <text:p text:style-name="P3"><text:s text:c="2"/>-tracert <text:s/>&lt;webaddress&gt; – shows all of the steps to connect to a website</text:p>
      <text:list xml:id="list30407078" text:style-name="L1">
        <text:list-item>
          <text:p text:style-name="P5">Instead of typing the webpage in the address bad you can type the IP address to connect to it.</text:p>
        </text:list-item>
      </text:list>
      <text:p text:style-name="P3">- Domain Name Server (DNS) – first stop the package(request) makes</text:p>
      <text:p text:style-name="P3"><text:s text:c="2"/>-Like an electronic telephone book – takes domain names and looks it up in a table of IP addresses to connect to.</text:p>
      <text:p text:style-name="P3">- Router – different from wireless routers. These span the globe and are connected to each other like a mesh.</text:p>
      <text:p text:style-name="P3"><text:s text:c="2"/>- multiple paths in case a line goes out</text:p>
      <text:list xml:id="list30424608" text:style-name="List_20_2">
        <text:list-item>
          <text:p text:style-name="P6">World Wide Web Consortium</text:p>
          <text:list>
            <text:list-item>
              <text:p text:style-name="P6">Create web standards</text:p>
            </text:list-item>
            <text:list-item>
              <text:p text:style-name="P6">Standardization of HTML</text:p>
            </text:list-item>
            <text:list-item>
              <text:p text:style-name="P7">Recommendations</text:p>
            </text:list-item>
          </text:list>
        </text:list-item>
        <text:list-item>
          <text:p text:style-name="P7">Link to a file in a super directory/folder → “../superPageName.html”</text:p>
        </text:list-item>
      </text:list>
      <text:p text:style-name="P2"><text:tab/><text:tab/> 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Buehler</meta:initial-creator>
    <meta:creation-date>2012-05-07T22:11:04</meta:creation-date>
    <dc:date>2012-05-08T10:28:33.50</dc:date>
    <dc:creator>Joe Buehler</dc:creator>
    <meta:editing-duration>PT00H18M25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2" meta:paragraph-count="184" meta:word-count="658" meta:character-count="5412"/>
  </office:meta>
</office:document-meta>
</file>